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Benchmarks" style:family="table">
      <style:table-properties style:width="16.999cm" table:align="margins"/>
    </style:style>
    <style:style style:name="Benchmarks.A" style:family="table-column">
      <style:table-column-properties style:column-width="4.249cm" style:rel-column-width="16382*"/>
    </style:style>
    <style:style style:name="Benchmarks.B" style:family="table-column">
      <style:table-column-properties style:column-width="4.588cm" style:rel-column-width="17687*"/>
    </style:style>
    <style:style style:name="Benchmarks.C" style:family="table-column">
      <style:table-column-properties style:column-width="3.911cm" style:rel-column-width="15076*"/>
    </style:style>
    <style:style style:name="Benchmarks.D" style:family="table-column">
      <style:table-column-properties style:column-width="4.251cm" style:rel-column-width="16390*"/>
    </style:style>
    <style:style style:name="Benchmark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enchmarks.D1" style:family="table-cell">
      <style:table-cell-properties fo:padding="0.097cm" fo:border="0.002cm solid #000000"/>
    </style:style>
    <style:style style:name="Benchmarks.A2" style:family="table-cell">
      <style:table-cell-properties fo:padding="0.097cm" fo:border-left="0.002cm solid #000000" fo:border-right="none" fo:border-top="none" fo:border-bottom="0.002cm solid #000000"/>
    </style:style>
    <style:style style:name="Benchmark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T1" style:family="text">
      <style:text-properties style:text-position="super 58%"/>
    </style:style>
    <style:style style:name="T2" style:family="text">
      <style:text-properties style:text-position="super 58%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enchmarks" table:style-name="Benchmarks">
        <table:table-column table:style-name="Benchmarks.A"/>
        <table:table-column table:style-name="Benchmarks.B"/>
        <table:table-column table:style-name="Benchmarks.C"/>
        <table:table-column table:style-name="Benchmarks.D"/>
        <table:table-row>
          <table:table-cell table:style-name="Benchmarks.A1" office:value-type="string">
            <text:p text:style-name="Table_20_Contents">Benchmark Type</text:p>
          </table:table-cell>
          <table:table-cell table:style-name="Benchmarks.A1" office:value-type="string">
            <text:p text:style-name="Table_20_Contents"><text:s/>Details</text:p>
          </table:table-cell>
          <table:table-cell table:style-name="Benchmarks.A1" office:value-type="string">
            <text:p text:style-name="Table_20_Contents">Problem</text:p>
          </table:table-cell>
          <table:table-cell table:style-name="Benchmarks.D1" office:value-type="string">
            <text:p text:style-name="Table_20_Contents">Measurement Unit</text:p>
          </table:table-cell>
        </table:table-row>
        <table:table-row>
          <table:table-cell table:style-name="Benchmarks.A2" office:value-type="string">
            <text:p text:style-name="Table_20_Contents">No of Behaviours</text:p>
          </table:table-cell>
          <table:table-cell table:style-name="Benchmarks.A2" office:value-type="string">
            <text:p text:style-name="Table_20_Contents">Increment the armB of the KR problem from 1 to 5<text:span text:style-name="T2">1</text:span></text:p>
          </table:table-cell>
          <table:table-cell table:style-name="Benchmarks.A2" office:value-type="string">
            <text:p text:style-name="Table_20_Contents">KR</text:p>
          </table:table-cell>
          <table:table-cell table:style-name="Benchmarks.D2" office:value-type="string">
            <text:p text:style-name="Table_20_Contents">ms</text:p>
          </table:table-cell>
        </table:table-row>
        <table:table-row>
          <table:table-cell table:style-name="Benchmarks.A2" office:value-type="string">
            <text:p text:style-name="Table_20_Contents">No of Behaviours</text:p>
          </table:table-cell>
          <table:table-cell table:style-name="Benchmarks.A2" office:value-type="string">
            <text:p text:style-name="Table_20_Contents">Increment the diagnosis <text:s/>robot of the Sydney problem from 1 to 10<text:span text:style-name="T1">2</text:span></text:p>
          </table:table-cell>
          <table:table-cell table:style-name="Benchmarks.A2" office:value-type="string">
            <text:p text:style-name="Table_20_Contents">Sydney</text:p>
          </table:table-cell>
          <table:table-cell table:style-name="Benchmarks.D2" office:value-type="string">
            <text:p text:style-name="Table_20_Contents">ms</text:p>
          </table:table-cell>
        </table:table-row>
        <table:table-row>
          <table:table-cell table:style-name="Benchmarks.A2" office:value-type="string">
            <text:p text:style-name="Table_20_Contents"/>
          </table:table-cell>
          <table:table-cell table:style-name="Benchmarks.A2" office:value-type="string">
            <text:p text:style-name="Table_20_Contents"/>
          </table:table-cell>
          <table:table-cell table:style-name="Benchmarks.A2" office:value-type="string">
            <text:p text:style-name="Table_20_Contents"/>
          </table:table-cell>
          <table:table-cell table:style-name="Benchmarks.D2" office:value-type="string">
            <text:p text:style-name="Table_20_Contents"/>
          </table:table-cell>
        </table:table-row>
        <table:table-row>
          <table:table-cell table:style-name="Benchmarks.A2" office:value-type="string">
            <text:p text:style-name="Table_20_Contents">No of Behaviours</text:p>
          </table:table-cell>
          <table:table-cell table:style-name="Benchmarks.A2" office:value-type="string">
            <text:p text:style-name="Table_20_Contents">1. Remove guards from the diagnosis robot</text:p>
            <text:p text:style-name="Table_20_Contents"/>
            <text:p text:style-name="Table_20_Contents">Increment the diagnosis robot from 1 to 10</text:p>
          </table:table-cell>
          <table:table-cell table:style-name="Benchmarks.A2" office:value-type="string">
            <text:p text:style-name="Table_20_Contents">Sydney</text:p>
          </table:table-cell>
          <table:table-cell table:style-name="Benchmarks.D2" office:value-type="string">
            <text:p text:style-name="Table_20_Contents">ms</text:p>
          </table:table-cell>
        </table:table-row>
        <table:table-row>
          <table:table-cell table:style-name="Benchmarks.A2" office:value-type="string">
            <text:p text:style-name="Table_20_Contents">Non-determinism</text:p>
          </table:table-cell>
          <table:table-cell table:style-name="Benchmarks.A2" office:value-type="string">
            <text:p text:style-name="Table_20_Contents">Increase the non-determinism in armB of the KRExample<text:span text:style-name="T1">3</text:span></text:p>
          </table:table-cell>
          <table:table-cell table:style-name="Benchmarks.A2" office:value-type="string">
            <text:p text:style-name="Table_20_Contents">KR</text:p>
          </table:table-cell>
          <table:table-cell table:style-name="Benchmarks.D2" office:value-type="string">
            <text:p text:style-name="Table_20_Contents">ms</text:p>
          </table:table-cell>
        </table:table-row>
        <table:table-row>
          <table:table-cell table:style-name="Benchmarks.A2" office:value-type="string">
            <text:p text:style-name="Table_20_Contents">Environment complexity</text:p>
          </table:table-cell>
          <table:table-cell table:style-name="Benchmarks.A2" office:value-type="string">
            <text:p text:style-name="Table_20_Contents">Increase the environment cycles from 1 to 5</text:p>
          </table:table-cell>
          <table:table-cell table:style-name="Benchmarks.A2" office:value-type="string">
            <text:p text:style-name="Table_20_Contents">KR, Sydney</text:p>
          </table:table-cell>
          <table:table-cell table:style-name="Benchmarks.D2" office:value-type="string">
            <text:p text:style-name="Table_20_Contents">ms</text:p>
          </table:table-cell>
        </table:table-row>
        <table:table-row>
          <table:table-cell table:style-name="Benchmarks.A2" office:value-type="string">
            <text:p text:style-name="Table_20_Contents">Target complexity</text:p>
          </table:table-cell>
          <table:table-cell table:style-name="Benchmarks.A2" office:value-type="string">
            <text:p text:style-name="Table_20_Contents">Increase the target cycles from 1 to 5</text:p>
          </table:table-cell>
          <table:table-cell table:style-name="Benchmarks.A2" office:value-type="string">
            <text:p text:style-name="Table_20_Contents">KR, Sydney</text:p>
          </table:table-cell>
          <table:table-cell table:style-name="Benchmarks.D2" office:value-type="string">
            <text:p text:style-name="Table_20_Contents">ms</text:p>
          </table:table-cell>
        </table:table-row>
        <table:table-row>
          <table:table-cell table:style-name="Benchmarks.A2" office:value-type="string">
            <text:p text:style-name="Table_20_Contents">Multiple Targets</text:p>
          </table:table-cell>
          <table:table-cell table:style-name="Benchmarks.A2" office:value-type="string">
            <text:p text:style-name="Table_20_Contents">Check for multiple targets in one go</text:p>
          </table:table-cell>
          <table:table-cell table:style-name="Benchmarks.A2" office:value-type="string">
            <text:p text:style-name="Table_20_Contents">KR, Sydney</text:p>
          </table:table-cell>
          <table:table-cell table:style-name="Benchmarks.D2" office:value-type="string">
            <text:p text:style-name="Table_20_Contents">ms</text:p>
          </table:table-cell>
        </table:table-row>
        <table:table-row>
          <table:table-cell table:style-name="Benchmarks.A2" office:value-type="string">
            <text:p text:style-name="Table_20_Contents">Camera Example</text:p>
          </table:table-cell>
          <table:table-cell table:style-name="Benchmarks.A2" office:value-type="string">
            <text:p text:style-name="Table_20_Contents">-</text:p>
          </table:table-cell>
          <table:table-cell table:style-name="Benchmarks.A2" office:value-type="string">
            <text:p text:style-name="Table_20_Contents"/>
          </table:table-cell>
          <table:table-cell table:style-name="Benchmarks.D2" office:value-type="string">
            <text:p text:style-name="Table_20_Contents"/>
          </table:table-cell>
        </table:table-row>
        <table:table-row>
          <table:table-cell table:style-name="Benchmarks.A2" office:value-type="string">
            <text:p text:style-name="Table_20_Contents">Simple Chain Example</text:p>
          </table:table-cell>
          <table:table-cell table:style-name="Benchmarks.A2" office:value-type="string">
            <text:p text:style-name="Table_20_Contents">No solution</text:p>
          </table:table-cell>
          <table:table-cell table:style-name="Benchmarks.A2" office:value-type="string">
            <text:p text:style-name="Table_20_Contents"/>
          </table:table-cell>
          <table:table-cell table:style-name="Benchmarks.D2" office:value-type="string">
            <text:p text:style-name="Table_20_Contents"/>
          </table:table-cell>
        </table:table-row>
        <table:table-row>
          <table:table-cell table:style-name="Benchmarks.A2" office:value-type="string">
            <text:p text:style-name="Table_20_Contents">SyndeyND</text:p>
          </table:table-cell>
          <table:table-cell table:style-name="Benchmarks.A2" office:value-type="string">
            <text:p text:style-name="Table_20_Contents">No Solution</text:p>
          </table:table-cell>
          <table:table-cell table:style-name="Benchmarks.A2" office:value-type="string">
            <text:p text:style-name="Table_20_Contents"/>
          </table:table-cell>
          <table:table-cell table:style-name="Benchmarks.D2" office:value-type="string">
            <text:p text:style-name="Table_20_Contents"/>
          </table:table-cell>
        </table:table-row>
        <table:table-row>
          <table:table-cell table:style-name="Benchmarks.A2" office:value-type="string">
            <text:p text:style-name="Table_20_Contents">KR Break</text:p>
          </table:table-cell>
          <table:table-cell table:style-name="Benchmarks.A2" office:value-type="string">
            <text:p text:style-name="Table_20_Contents">No Solution</text:p>
          </table:table-cell>
          <table:table-cell table:style-name="Benchmarks.A2" office:value-type="string">
            <text:p text:style-name="Table_20_Contents"/>
          </table:table-cell>
          <table:table-cell table:style-name="Benchmarks.D2" office:value-type="string">
            <text:p text:style-name="Table_20_Contents"/>
          </table:table-cell>
        </table:table-row>
      </table:table>
      <text:p text:style-name="Standard"/>
      <text:list xml:id="list339028476" text:style-name="L1">
        <text:list-item>
          <text:p text:style-name="P1">the armB is non-deterministic</text:p>
        </text:list-item>
        <text:list-item>
          <text:p text:style-name="P1">the diagnosis robot has high number of environment guards</text:p>
        </text:list-item>
        <text:list-item>
          <text:p text:style-name="P1">the sydney problem does not have any non-deterministic behaviour, therefore this can be tested only on the KR examp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1T11:40:53</meta:creation-date>
    <dc:date>2009-09-20T13:43:24</dc:date>
    <meta:editing-duration>PT00H21M45S</meta:editing-duration>
    <meta:editing-cycles>12</meta:editing-cycles>
    <meta:generator>OpenOffice.org/3.0$Unix OpenOffice.org_project/300m15$Build-9379</meta:generator>
    <meta:document-statistic meta:table-count="1" meta:image-count="0" meta:object-count="0" meta:page-count="1" meta:paragraph-count="44" meta:word-count="158" meta:character-count="885"/>
  </office:meta>
</office:document-meta>
</file>